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272in"/>
    </style:style>
    <style:style style:name="co3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748in"/>
    </style:style>
    <style:style style:name="ro1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7665in" fo:break-before="auto" style:use-optimal-row-height="false"/>
    </style:style>
    <style:style style:name="ro4" style:family="table-row">
      <style:table-row-properties style:row-height="0.7772in" fo:break-before="auto" style:use-optimal-row-height="false"/>
    </style:style>
    <style:style style:name="ro5" style:family="table-row">
      <style:table-row-properties style:row-height="0.7252in" fo:break-before="auto" style:use-optimal-row-height="false"/>
    </style:style>
    <style:style style:name="ro6" style:family="table-row">
      <style:table-row-properties style:row-height="0.9118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8189in" fo:break-before="auto" style:use-optimal-row-height="false"/>
    </style:style>
    <style:style style:name="ro9" style:family="table-row">
      <style:table-row-properties style:row-height="0.8598in" fo:break-before="auto" style:use-optimal-row-height="false"/>
    </style:style>
    <style:style style:name="ro10" style:family="table-row">
      <style:table-row-properties style:row-height="0.8909in" fo:break-before="auto" style:use-optimal-row-height="false"/>
    </style:style>
    <style:style style:name="ro11" style:family="table-row">
      <style:table-row-properties style:row-height="0.798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3" style:family="table-row">
      <style:table-row-properties style:row-height="0.8291in" fo:break-before="auto" style:use-optimal-row-height="false"/>
    </style:style>
    <style:style style:name="ro15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008in solid #000000" style:vertical-align="to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 style:vertical-align="top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imes New Roman"/>
    </style:style>
  </office:automatic-styles>
  <office:body>
    <office:spreadsheet>
      <table:table table:name="Trang1" table:style-name="ta1" table:print-ranges="Trang1.A1:Trang1.F15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2">
          <table:table-cell table:style-name="ce1" office:value-type="string">
            <text:p>1)</text:p>
          </table:table-cell>
          <table:table-cell table:style-name="ce3"/>
          <table:table-cell table:style-name="ce4" office:value-type="string">
            <text:p>Lê Gia Minh</text:p>
            <text:p>Member - joined Apr 12 </text:p>
          </table:table-cell>
          <table:table-cell table:style-name="ce1" office:value-type="string">
            <text:p>16)</text:p>
          </table:table-cell>
          <table:table-cell table:style-name="ce3"/>
          <table:table-cell table:style-name="ce4" office:value-type="string">
            <text:p><text:a xlink:href="http://groups.google.com/groups/profile?enc_user=nttyZhQAAAAF-gapNRdFAkdmQreSSGh6OPANdqfI6prRsqjc7uCt1A">Nguyễn Xuân Vinh (DH05DT) </text:a></text:p>
            <text:p>Member - joined Apr 10 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2)</text:p>
          </table:table-cell>
          <table:table-cell table:style-name="ce3"/>
          <table:table-cell table:style-name="ce4" office:value-type="string">
            <text:p><text:a xlink:href="http://groups.google.com/groups/profile?enc_user=0iGKtRMAAACV5gVFWzGhuOmSYTRwo9xrWMj6vob75xS36mXc24h6ww">augiahien </text:a></text:p>
            <text:p>Member - joined Apr 3 </text:p>
          </table:table-cell>
          <table:table-cell table:style-name="ce1" office:value-type="string">
            <text:p>17)</text:p>
          </table:table-cell>
          <table:table-cell table:style-name="ce3"/>
          <table:table-cell table:style-name="ce4" office:value-type="string">
            <text:p><text:a xlink:href="http://groups.google.com/groups/profile?enc_user=5gN6QhEAAACyA1Afr89iJ56e1EI1YQ7PkdEasx1kiYTQavV7mdW13Q">nhuantd </text:a></text:p>
            <text:p>Member - joined Apr 13 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3)</text:p>
          </table:table-cell>
          <table:table-cell table:style-name="ce3">
            <draw:frame table:end-cell-address="Trang1.B3" table:end-x="0.7894in" table:end-y="0.7358in" draw:z-index="0" draw:name="http://groups.google.com/groups/profile/img?r=enfocus%3A%2F%2Fjre1LS8AAACYJFYFIIA8kfmxSW3tOgqoZRusjPUqxiwkXMGpMsPOQDfkHOyCtWOkiJE4Gk1cj9U&amp;w=50&amp;h=50" draw:style-name="gr1" draw:text-style-name="P1" svg:width="0.7776in" svg:height="0.7248in" svg:x="0.0118in" svg:y="0.011in">
              <draw:image xlink:href="http://groups.google.com/groups/profile/img?r=enfocus%3A%2F%2Fjre1LS8AAACYJFYFIIA8kfmxSW3tOgqoZRusjPUqxiwkXMGpMsPOQDfkHOyCtWOkiJE4Gk1cj9U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44aDWBQAAACDsqpu1-7TEkjRvXL8EAwGOPANdqfI6prRsqjc7uCt1A">betoncothep </text:a></text:p>
            <text:p>Member - joined Apr 7 </text:p>
          </table:table-cell>
          <table:table-cell table:style-name="ce1" office:value-type="string">
            <text:p>18)</text:p>
          </table:table-cell>
          <table:table-cell table:style-name="ce3"/>
          <table:table-cell table:style-name="ce4" office:value-type="string">
            <text:p><text:a xlink:href="http://groups.google.com/groups/profile?enc_user=rujF1REAAABKrjIkw0Seh_nLfgznLxPVkdEasx1kiYTQavV7mdW13Q">Phan Duy Hãn </text:a></text:p>
            <text:p>Member - joined 9:54am </text:p>
          </table:table-cell>
          <table:table-cell table:number-columns-repeated="1018"/>
        </table:table-row>
        <table:table-row table:style-name="ro4">
          <table:table-cell table:style-name="ce1" office:value-type="string">
            <text:p>4)</text:p>
          </table:table-cell>
          <table:table-cell table:style-name="ce3">
            <draw:frame table:end-cell-address="Trang1.B4" table:end-x="0.8331in" table:end-y="0.7071in" draw:z-index="1" draw:name="http://groups.google.com/groups/profile/img?r=enfocus%3A%2F%2FRn0JdC8AAADiJOW2rdh3FJlLW4tIXZhy94K38Vhx7iWOhWIMqgBcKso_p4FHoI0yTkRW2hp3CgI&amp;w=50&amp;h=50" draw:style-name="gr1" draw:text-style-name="P1" svg:width="0.8323in" svg:height="0.7071in" svg:x="0.0008in" svg:y="0in">
              <draw:image xlink:href="http://groups.google.com/groups/profile/img?r=enfocus%3A%2F%2FRn0JdC8AAADiJOW2rdh3FJlLW4tIXZhy94K38Vhx7iWOhWIMqgBcKso_p4FHoI0yTkRW2hp3CgI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wPbeGBIAAAC5tg16gtkSNUUnWSTg9-pk8rhlH0Pnl47z4AZhN98BFg">big_zero </text:a></text:p>
            <text:p>Member - joined Apr 13 </text:p>
          </table:table-cell>
          <table:table-cell table:style-name="ce1" office:value-type="string">
            <text:p>19)</text:p>
          </table:table-cell>
          <table:table-cell table:style-name="ce3">
            <draw:frame table:end-cell-address="Trang1.E4" table:end-x="0.7591in" table:end-y="0.7217in" draw:z-index="8" draw:name="http://groups.google.com/groups/profile/img?r=enfocus%3A%2F%2FRaMQQy8AAACra8OI6IaPlA-EMOtcDlG0Jw6YfkoZwmm5q6cF4hc7vlPqgDgxSpJNuHCh4YfOCh4&amp;w=50&amp;h=50" draw:style-name="gr1" draw:text-style-name="P1" svg:width="0.7591in" svg:height="0.7146in" svg:x="0in" svg:y="0.0071in">
              <draw:image xlink:href="http://groups.google.com/groups/profile/img?r=enfocus%3A%2F%2FRaMQQy8AAACra8OI6IaPlA-EMOtcDlG0Jw6YfkoZwmm5q6cF4hc7vlPqgDgxSpJNuHCh4YfOCh4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XUksQREAAADOEyYUrMvurYOWQKkQTSKOkdEasx1kiYTQavV7mdW13Q">Phung Gia </text:a></text:p>
            <text:p>Member - joined Apr 5 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5)</text:p>
          </table:table-cell>
          <table:table-cell table:style-name="ce4" office:value-type="string">
            <text:p>Name: </text:p>
          </table:table-cell>
          <table:table-cell table:style-name="ce4" office:value-type="string">
            <text:p>Lenl </text:p>
            <text:p>Đồng Nai </text:p>
          </table:table-cell>
          <table:table-cell table:style-name="ce1" office:value-type="string">
            <text:p>20)</text:p>
            <draw:frame table:end-cell-address="Trang1.E5" table:end-x="0.7697in" table:end-y="0.6996in" draw:z-index="9" draw:name="http://groups.google.com/groups/profile/img?r=enfocus%3A%2F%2FZnUGWi8AAADEfJfhlQCdZzUyPvfI4WqQjE5vcGyiFuRCtVFE7f7ak-XpRvUppTYnE7RXAcr0FRU&amp;w=50&amp;h=50" draw:style-name="gr1" draw:text-style-name="P1" svg:width="0.7791in" svg:height="0.6583in" svg:x="0.8795in" svg:y="0.0413in">
              <draw:image xlink:href="http://groups.google.com/groups/profile/img?r=enfocus%3A%2F%2FZnUGWi8AAADEfJfhlQCdZzUyPvfI4WqQjE5vcGyiFuRCtVFE7f7ak-XpRvUppTYnE7RXAcr0FRU&amp;w=50&amp;h=50" xlink:type="simple" xlink:show="embed" xlink:actuate="onLoad">
                <text:p/>
              </draw:image>
            </draw:frame>
          </table:table-cell>
          <table:table-cell table:style-name="ce3"/>
          <table:table-cell table:style-name="ce4" office:value-type="string">
            <text:p><text:a xlink:href="http://groups.google.com/groups/profile?enc_user=BYQxYxYAAAAjlhmYEFAPfbvykLehr5HQo4cocwWvDVg2RHsu8f1bCg">Quan Tran Minh </text:a></text:p>
            <text:p>Member - joined Apr 13 </text:p>
          </table:table-cell>
          <table:table-cell table:number-columns-repeated="1018"/>
        </table:table-row>
        <table:table-row table:style-name="ro6">
          <table:table-cell table:style-name="ce1" office:value-type="string">
            <text:p>6)</text:p>
          </table:table-cell>
          <table:table-cell table:style-name="ce3">
            <draw:frame table:end-cell-address="Trang1.B6" table:end-x="0.8551in" table:end-y="0.8394in" draw:z-index="2" draw:name="http://groups.google.com/groups/profile/img?r=enfocus%3A%2F%2Ft4cDRy8AAACRd5Ia09gtx8FGPvWxRXni9m-3WEMQGydcD-AqGKpZbifBiSbBcdFR9KoHraCPxms&amp;w=50&amp;h=50" draw:style-name="gr1" draw:text-style-name="P1" svg:width="0.8543in" svg:height="0.8394in" svg:x="0.0008in" svg:y="0in">
              <draw:image xlink:href="http://groups.google.com/groups/profile/img?r=enfocus%3A%2F%2Ft4cDRy8AAACRd5Ia09gtx8FGPvWxRXni9m-3WEMQGydcD-AqGKpZbifBiSbBcdFR9KoHraCPxms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Nguyễn Đình Phước Đức </text:p>
            <text:p>Member - joined Apr 3 </text:p>
          </table:table-cell>
          <table:table-cell table:style-name="ce1" office:value-type="string">
            <text:p>21)</text:p>
          </table:table-cell>
          <table:table-cell table:style-name="ce3">
            <draw:frame table:end-cell-address="Trang1.E6" table:end-x="0.7748in" table:end-y="0.7413in" draw:z-index="10" draw:name="http://groups.google.com/groups/profile/img?r=enfocus%3A%2F%2F3qmiGi8AAADT6YhpQUogn2TGNuih5eW82V9a1R_AI4nzOS0hxuqveM5Hf9HIx4-btJVt9CH136w&amp;w=50&amp;h=50" draw:style-name="gr1" draw:text-style-name="P1" svg:width="0.7417in" svg:height="0.7413in" svg:x="0.0331in" svg:y="0in">
              <draw:image xlink:href="http://groups.google.com/groups/profile/img?r=enfocus%3A%2F%2F3qmiGi8AAADT6YhpQUogn2TGNuih5eW82V9a1R_AI4nzOS0hxuqveM5Hf9HIx4-btJVt9CH136w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Phạm Quỳnh-Nga </text:p>
            <text:p>Member - joined Apr 6 </text:p>
          </table:table-cell>
          <table:table-cell table:number-columns-repeated="1018"/>
        </table:table-row>
        <table:table-row table:style-name="ro7">
          <table:table-cell table:style-name="ce1" office:value-type="string">
            <text:p>7)</text:p>
          </table:table-cell>
          <table:table-cell table:style-name="ce3"/>
          <table:table-cell table:style-name="ce4" office:value-type="string">
            <text:p><text:a xlink:href="http://groups.google.com/groups/profile?enc_user=LZaRIBQAAADhTzoJRqWYSbeMvzCLSQ7HOPANdqfI6prRsqjc7uCt1A">ha thanh </text:a></text:p>
            <text:p>Member - joined Apr 3 </text:p>
          </table:table-cell>
          <table:table-cell table:style-name="ce1" office:value-type="string">
            <text:p>22)</text:p>
          </table:table-cell>
          <table:table-cell table:style-name="ce3"/>
          <table:table-cell table:style-name="ce4" office:value-type="string">
            <text:p><text:a xlink:href="http://groups.google.com/groups/profile?enc_user=OCpVOxQAAAAQhiZ3o1zx9IThzaK2hahcOPANdqfI6prRsqjc7uCt1A">samurai </text:a></text:p>
            <text:p>Member - joined Apr 15 </text:p>
          </table:table-cell>
          <table:table-cell table:number-columns-repeated="1018"/>
        </table:table-row>
        <table:table-row table:style-name="ro8">
          <table:table-cell table:style-name="ce1" office:value-type="string">
            <text:p>8)</text:p>
          </table:table-cell>
          <table:table-cell table:style-name="ce3">
            <draw:frame table:end-cell-address="Trang1.B8" table:end-x="0.8268in" table:end-y="0.8004in" draw:z-index="3" draw:name="http://groups.google.com/groups/profile/img?r=enfocus%3A%2F%2Fc_KcUi8AAACkkgzPp5V6tqVjXYFo0CUA481XvOzKCJnHPGouFFsCU775vmcBoaynU5mKqqJTKhE&amp;w=50&amp;h=50" draw:style-name="gr1" draw:text-style-name="P1" svg:width="0.826in" svg:height="0.8004in" svg:x="0.0008in" svg:y="0in">
              <draw:image xlink:href="http://groups.google.com/groups/profile/img?r=enfocus%3A%2F%2Fc_KcUi8AAACkkgzPp5V6tqVjXYFo0CUA481XvOzKCJnHPGouFFsCU775vmcBoaynU5mKqqJTKhE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Hồ Văn Kế </text:p>
            <text:p>Member - joined Apr 5 </text:p>
          </table:table-cell>
          <table:table-cell table:style-name="ce1" office:value-type="string">
            <text:p>23)</text:p>
          </table:table-cell>
          <table:table-cell table:style-name="ce3">
            <draw:frame table:end-cell-address="Trang1.E8" table:end-x="0.8299in" table:end-y="0.8004in" draw:z-index="11" draw:name="http://groups.google.com/groups/profile/img?r=enfocus%3A%2F%2F-1xM_y8AAACdVUQZr5Xf_BKoWIcV_AYYicnMsHXmgCxeveYlL1f_mw7qv4rWFdjPbjLROxUlSfM&amp;w=50&amp;h=50" draw:style-name="gr1" draw:text-style-name="P1" svg:width="0.7972in" svg:height="0.8004in" svg:x="0.0327in" svg:y="0in">
              <draw:image xlink:href="http://groups.google.com/groups/profile/img?r=enfocus%3A%2F%2F-1xM_y8AAACdVUQZr5Xf_BKoWIcV_AYYicnMsHXmgCxeveYlL1f_mw7qv4rWFdjPbjLROxUlSfM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Lê Ngọc Thạch</text:p>
            <text:p>Member - joined Mar 19 </text:p>
          </table:table-cell>
          <table:table-cell table:number-columns-repeated="1018"/>
        </table:table-row>
        <table:table-row table:style-name="ro9">
          <table:table-cell table:style-name="ce1" office:value-type="string">
            <text:p>9)</text:p>
          </table:table-cell>
          <table:table-cell table:style-name="ce3">
            <draw:frame table:end-cell-address="Trang1.B9" table:end-x="0.8004in" table:end-y="0.8102in" draw:z-index="4" draw:name="http://groups.google.com/groups/profile/img?r=enfocus%3A%2F%2F1SN0Hi8AAADV0GMWJv2JmENhsaSxhaDFOHwaDjBco5MCtNkc7XQt3gXbiFWaqq2GaO-wzLISCMo&amp;w=50&amp;h=50" draw:style-name="gr1" draw:text-style-name="P1" svg:width="0.7996in" svg:height="0.8102in" svg:x="0.0008in" svg:y="0in">
              <draw:image xlink:href="http://groups.google.com/groups/profile/img?r=enfocus%3A%2F%2F1SN0Hi8AAADV0GMWJv2JmENhsaSxhaDFOHwaDjBco5MCtNkc7XQt3gXbiFWaqq2GaO-wzLISCMo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Nguyễn Xuân Doãn </text:p>
            <text:p>Member - joined Mar 19 </text:p>
          </table:table-cell>
          <table:table-cell table:style-name="ce1" office:value-type="string">
            <text:p>24)</text:p>
          </table:table-cell>
          <table:table-cell table:style-name="ce3">
            <draw:frame table:end-cell-address="Trang1.E10" table:end-x="0.8264in" table:end-y="0.7913in" draw:z-index="12" draw:name="http://groups.google.com/groups/profile/img?r=enfocus%3A%2F%2Fif9x5i8AAADRJ0i4Ds6-Mv7sbBAB90K7yL1GWXYpeF9EW54YXK5Xx8Rhg-fL-ZufiTOECcDp2To&amp;w=50&amp;h=50" draw:style-name="gr1" draw:text-style-name="P1" svg:width="0.8091in" svg:height="0.8087in" svg:x="0.0173in" svg:y="0.8394in">
              <draw:image xlink:href="http://groups.google.com/groups/profile/img?r=enfocus%3A%2F%2Fif9x5i8AAADRJ0i4Ds6-Mv7sbBAB90K7yL1GWXYpeF9EW54YXK5Xx8Rhg-fL-ZufiTOECcDp2To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7rkJKRUAAAAuBqTPeKXpBFXyqDi9T5qV9h3i3SmjGmAJbX05nZ-8fQ">thanhhungqb </text:a></text:p>
            <text:p>Member - joined Apr 6 </text:p>
          </table:table-cell>
          <table:table-cell table:number-columns-repeated="1018"/>
        </table:table-row>
        <table:table-row table:style-name="ro10">
          <table:table-cell table:style-name="ce1" office:value-type="string">
            <text:p>10)</text:p>
          </table:table-cell>
          <table:table-cell table:style-name="ce3">
            <draw:frame table:end-cell-address="Trang1.B10" table:end-x="0.7579in" table:end-y="0.7819in" draw:z-index="5" draw:name="http://groups.google.com/groups/profile/img?r=enfocus%3A%2F%2FPCxN8S8AAAD2_2vnoipY9L7VT7DBb1pZ5YgK_6ywNPojYUEOubBHcp19ohn44R-rSOKDFU2LLTk&amp;w=50&amp;h=50" draw:style-name="gr1" draw:text-style-name="P1" svg:width="0.737in" svg:height="0.7819in" svg:x="0.0209in" svg:y="0in">
              <draw:image xlink:href="http://groups.google.com/groups/profile/img?r=enfocus%3A%2F%2FPCxN8S8AAAD2_2vnoipY9L7VT7DBb1pZ5YgK_6ywNPojYUEOubBHcp19ohn44R-rSOKDFU2LLTk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Nguyễn Khánh Bằng </text:p>
            <text:p>Member - joined Apr 5 </text:p>
          </table:table-cell>
          <table:table-cell table:style-name="ce1" office:value-type="string">
            <text:p>25)</text:p>
          </table:table-cell>
          <table:table-cell table:style-name="ce3"/>
          <table:table-cell table:style-name="ce4" office:value-type="string">
            <text:p>Nguyễn Quang Thông </text:p>
            <text:p>Member - joined Apr 14 </text:p>
          </table:table-cell>
          <table:table-cell table:number-columns-repeated="1018"/>
        </table:table-row>
        <table:table-row table:style-name="ro11">
          <table:table-cell table:style-name="ce1" office:value-type="string">
            <text:p>11)</text:p>
          </table:table-cell>
          <table:table-cell table:style-name="ce3">
            <draw:frame table:end-cell-address="Trang1.B11" table:end-x="0.8709in" table:end-y="0.7299in" draw:z-index="6" draw:name="http://groups.google.com/groups/profile/img?r=enfocus%3A%2F%2FhvLRPy8AAAA5prZXTT4l7zZmcE90JBnEJ9qe6_nf0JnV29TLQINLQtcQGc1qMQKKieFc3ksdTAY&amp;w=50&amp;h=50" draw:style-name="gr1" draw:text-style-name="P1" svg:width="0.8701in" svg:height="0.7299in" svg:x="0.0008in" svg:y="0in">
              <draw:image xlink:href="http://groups.google.com/groups/profile/img?r=enfocus%3A%2F%2FhvLRPy8AAAA5prZXTT4l7zZmcE90JBnEJ9qe6_nf0JnV29TLQINLQtcQGc1qMQKKieFc3ksdTAY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Lw2yWhQAAACDFcnMarH-e3JQfsSxR-NjOPANdqfI6prRsqjc7uCt1A">Le Thanh Hoang </text:a></text:p>
            <text:p>Member - joined Apr 11 </text:p>
          </table:table-cell>
          <table:table-cell table:style-name="ce1" office:value-type="string">
            <text:p>26)</text:p>
          </table:table-cell>
          <table:table-cell table:style-name="ce3"/>
          <table:table-cell table:style-name="ce4" office:value-type="string">
            <text:p><text:a xlink:href="http://groups.google.com/groups/profile?enc_user=u9aFlhEAAABP-C3iJlq3exPTHkYQE4upkdEasx1kiYTQavV7mdW13Q">Tram Nguyen Pham Bao </text:a></text:p>
            <text:p>Member - joined Apr 10 </text:p>
          </table:table-cell>
          <table:table-cell table:number-columns-repeated="1018"/>
        </table:table-row>
        <table:table-row table:style-name="ro12">
          <table:table-cell table:style-name="ce1" office:value-type="string">
            <text:p>12)</text:p>
          </table:table-cell>
          <table:table-cell table:style-name="ce3">
            <draw:frame table:end-cell-address="Trang1.B12" table:end-x="0.8929in" table:end-y="0.7547in" draw:z-index="7" draw:name="http://groups.google.com/groups/profile/img?r=enfocus%3A%2F%2F0U4j_i8AAADyScf_yFe5dhjPCVLXRbV9wB7ddWSVi5DhBRS6cy40Cq7ORZPIBxTGZuwe-3CwLBo&amp;w=50&amp;h=50" draw:style-name="gr1" draw:text-style-name="P1" svg:width="0.8921in" svg:height="0.7547in" svg:x="0.0008in" svg:y="0in">
              <draw:image xlink:href="http://groups.google.com/groups/profile/img?r=enfocus%3A%2F%2F0U4j_i8AAADyScf_yFe5dhjPCVLXRbV9wB7ddWSVi5DhBRS6cy40Cq7ORZPIBxTGZuwe-3CwLBo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jv0qdxEAAADB7ACa7n6-9PCKY_d0cW__kdEasx1kiYTQavV7mdW13Q">LuuHa </text:a></text:p>
            <text:p>Member - joined Apr 9 </text:p>
          </table:table-cell>
          <table:table-cell table:style-name="ce1" office:value-type="string">
            <text:p>27)</text:p>
          </table:table-cell>
          <table:table-cell table:style-name="ce3">
            <draw:frame table:end-cell-address="Trang1.E13" table:end-x="0.7528in" table:end-y="0.7303in" draw:z-index="13" draw:name="http://groups.google.com/groups/profile/img?r=enfocus%3A%2F%2Fppv16C8AAACXxvkyoIrF0K5tfpkJtLDhX-ap5M20CNJEHz0AH6xcwKSD-gfwA-Mtsv4A9Iznamk&amp;w=50&amp;h=50" draw:style-name="gr1" draw:text-style-name="P1" svg:width="0.7311in" svg:height="0.7472in" svg:x="0.0217in" svg:y="0.7673in">
              <draw:image xlink:href="http://groups.google.com/groups/profile/img?r=enfocus%3A%2F%2Fppv16C8AAACXxvkyoIrF0K5tfpkJtLDhX-ap5M20CNJEHz0AH6xcwKSD-gfwA-Mtsv4A9Iznamk&amp;w=50&amp;h=50" xlink:type="simple" xlink:show="embed" xlink:actuate="onLoad">
                <text:p/>
              </draw:image>
            </draw:frame>
          </table:table-cell>
          <table:table-cell table:style-name="ce4" office:value-type="string">
            <text:p><text:a xlink:href="http://groups.google.com/groups/profile?enc_user=N9-MoRwAAAA0OwqjQ7-S_sBNJTa-lDtej-Dxya_d_EEI3ZsCoFfifQ">TTMThien </text:a></text:p>
            <text:p>Member - joined Apr 11 </text:p>
          </table:table-cell>
          <table:table-cell table:number-columns-repeated="1018"/>
        </table:table-row>
        <table:table-row table:style-name="ro13">
          <table:table-cell table:style-name="ce1" office:value-type="string">
            <text:p>13)</text:p>
          </table:table-cell>
          <table:table-cell table:style-name="ce3"/>
          <table:table-cell table:style-name="ce4" office:value-type="string">
            <text:p><text:a xlink:href="http://groups.google.com/groups/profile?enc_user=JSR09RcAAABTHrtbVYaQVrPj4vibwyZJHqZiDvCVswhrZ6TQxKj0ww">Lê Nguyên Khoa </text:a></text:p>
            <text:p>Member - joined Apr 6 </text:p>
          </table:table-cell>
          <table:table-cell table:style-name="ce1" office:value-type="string">
            <text:p>28)</text:p>
          </table:table-cell>
          <table:table-cell table:style-name="ce3"/>
          <table:table-cell table:style-name="ce4" office:value-type="string">
            <text:p><text:a xlink:href="http://groups.google.com/groups/profile?enc_user=aZFMexkAAACc_KmJKAHySUcoaspwvyqzFEmssiLmwyaEWxy9LPEfEQ">vinhson </text:a></text:p>
            <text:p>Member - joined Apr 14 </text:p>
          </table:table-cell>
          <table:table-cell table:number-columns-repeated="1018"/>
        </table:table-row>
        <table:table-row table:style-name="ro15">
          <table:table-cell table:style-name="ce1" office:value-type="string">
            <text:p>14)</text:p>
          </table:table-cell>
          <table:table-cell table:style-name="ce3"/>
          <table:table-cell table:style-name="ce4" office:value-type="string">
            <text:p><text:a xlink:href="http://groups.google.com/groups/profile?enc_user=_f0hkhUAAACClvUWEsSqn9uuSmf16TNL9h3i3SmjGmAJbX05nZ-8fQ">matrixgrid </text:a></text:p>
            <text:p>Member - joined Apr 7 </text:p>
          </table:table-cell>
          <table:table-cell table:style-name="ce1" office:value-type="string">
            <text:p>29)</text:p>
          </table:table-cell>
          <table:table-cell table:style-name="ce3"/>
          <table:table-cell table:style-name="ce4" office:value-type="string">
            <text:p><text:a xlink:href="http://groups.google.com/groups/profile?enc_user=ttfXKxQAAABnoXiE1pdRxS6fLJHRPwx8OPANdqfI6prRsqjc7uCt1A">Nguyễn Việt Hùng </text:a></text:p>
            <text:p>Member - joined Apr 2 </text:p>
          </table:table-cell>
          <table:table-cell table:number-columns-repeated="1018"/>
        </table:table-row>
        <table:table-row table:style-name="ro15">
          <table:table-cell table:style-name="ce1" office:value-type="string">
            <text:p>15)</text:p>
          </table:table-cell>
          <table:table-cell table:style-name="ce3"/>
          <table:table-cell table:style-name="ce4" office:value-type="string">
            <text:p><text:a xlink:href="http://groups.google.com/groups/profile?enc_user=BGlsHBcAAAA37XUaXdoJwd4MdrMXh4sOHqZiDvCVswhrZ6TQxKj0ww">Nguyễn Thanh Phong </text:a></text:p>
            <text:p>Member - joined Apr 14 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5" office:value-type="string">
            <text:p><text:span text:style-name="T1">Võ Thiên Thành</text:span></text:p>
            <text:p><text:span text:style-name="T1">Member - joined Apr 14 </text:span></text:p>
          </table:table-cell>
          <table:table-cell table:number-columns-repeated="1018"/>
        </table:table-row>
        <table:table-row table:style-name="ro15">
          <table:table-cell table:style-name="Default" table:number-columns-repeated="3"/>
          <table:table-cell table:style-name="ce1" table:number-columns-repeated="3"/>
          <table:table-cell table:number-columns-repeated="1018"/>
        </table:table-row>
        <table:table-row table:style-name="ro15" table:number-rows-repeated="104855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Trang2" table:style-name="ta1" table:print="false">
        <table:table-column table:style-name="co4" table:default-cell-style-name="Default"/>
        <table:table-row table:style-name="ro14">
          <table:table-cell/>
        </table:table-row>
      </table:table>
      <table:table table:name="Trang3" table:style-name="ta1" table:print="false">
        <table:table-column table:style-name="co4" table:default-cell-style-name="Default"/>
        <table:table-row table:style-name="ro1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-top="0.3in" fo:margin-bottom="0.2in" fo:margin-left="0.4in" fo:margin-right="0.2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Danh sách thành viên Open-Ones Group đến ngày 17/4</text:p>
        </style:region-left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22:47:22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16T23:48:32.05</meta:creation-date>
    <dc:date>2011-05-17T22:47:22.68</dc:date>
    <dc:creator>Thanh VoThien</dc:creator>
    <meta:editing-duration>PT1H6M42S</meta:editing-duration>
    <meta:editing-cycles>4</meta:editing-cycles>
    <meta:generator>OpenOffice.org/3.3$Win32 OpenOffice.org_project/330m20$Build-9567</meta:generator>
    <meta:printed-by>Thạch Lê</meta:printed-by>
    <meta:print-date>2011-04-17T00:53:18.36</meta:print-date>
    <meta:document-statistic meta:table-count="3" meta:cell-count="61" meta:object-count="14"/>
  </office:meta>
</office:document-meta>
</file>